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ildPropertiesConfiguration.getVersionLo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PropertiesConfiguration.getVersion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PropertiesConfiguration.getConfigurabl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